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67f7" officeooo:paragraph-rsid="000b67f7"/>
    </style:style>
    <style:style style:name="P2" style:family="paragraph" style:parent-style-name="Standard">
      <style:text-properties officeooo:rsid="000b67f7" officeooo:paragraph-rsid="000d5060"/>
    </style:style>
    <style:style style:name="P3" style:family="paragraph" style:parent-style-name="Standard">
      <style:text-properties officeooo:rsid="00100767" officeooo:paragraph-rsid="00100767"/>
    </style:style>
    <style:style style:name="P4" style:family="paragraph" style:parent-style-name="Standard">
      <style:text-properties officeooo:rsid="00103a1e" officeooo:paragraph-rsid="00103a1e"/>
    </style:style>
    <style:style style:name="P5" style:family="paragraph" style:parent-style-name="Standard">
      <style:text-properties officeooo:rsid="00103a1e" officeooo:paragraph-rsid="0016daad"/>
    </style:style>
    <style:style style:name="P6" style:family="paragraph" style:parent-style-name="Standard">
      <style:text-properties officeooo:rsid="00113e95" officeooo:paragraph-rsid="00113e95"/>
    </style:style>
    <style:style style:name="P7" style:family="paragraph" style:parent-style-name="Standard">
      <style:text-properties officeooo:rsid="00138eb1" officeooo:paragraph-rsid="00138eb1"/>
    </style:style>
    <style:style style:name="P8" style:family="paragraph" style:parent-style-name="Standard">
      <style:text-properties officeooo:rsid="0016daad" officeooo:paragraph-rsid="0016daad"/>
    </style:style>
    <style:style style:name="P9" style:family="paragraph" style:parent-style-name="Standard">
      <style:text-properties officeooo:rsid="0016daad" officeooo:paragraph-rsid="0016daad"/>
    </style:style>
    <style:style style:name="P10" style:family="paragraph" style:parent-style-name="Standard">
      <style:text-properties officeooo:rsid="00138eb1" officeooo:paragraph-rsid="00138eb1"/>
    </style:style>
    <style:style style:name="P11" style:family="paragraph" style:parent-style-name="Standard">
      <style:text-properties officeooo:rsid="00138eb1" officeooo:paragraph-rsid="001a8b20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officeooo:rsid="0010a3f6"/>
    </style:style>
    <style:style style:name="T2" style:family="text">
      <style:text-properties officeooo:rsid="00113e95"/>
    </style:style>
    <style:style style:name="T3" style:family="text">
      <style:text-properties officeooo:rsid="00130f97"/>
    </style:style>
    <style:style style:name="T4" style:family="text">
      <style:text-properties officeooo:rsid="00138eb1"/>
    </style:style>
    <style:style style:name="T5" style:family="text">
      <style:text-properties officeooo:rsid="0016daad"/>
    </style:style>
    <style:style style:name="T6" style:family="text">
      <style:text-properties officeooo:rsid="00188cc6"/>
    </style:style>
    <style:style style:name="T7" style:family="text">
      <style:text-properties officeooo:rsid="001a8b20"/>
    </style:style>
    <style:style style:name="T8" style:family="text">
      <style:text-properties officeooo:rsid="00103a1e"/>
    </style:style>
    <style:style style:name="gr1" style:family="graphic">
      <style:graphic-properties draw:fill-color="#ffffff" draw:textarea-horizontal-align="justify" draw:textarea-vertical-align="middle" draw:auto-grow-height="false" fo:min-height="0.5091in" fo:min-width="0.5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z 2</text:p>
      <text:p text:style-name="P1"/>
      <text:p text:style-name="P1">1, <text:s text:c="68"/>? / ?</text:p>
      <text:p text:style-name="P1"><draw:path text:anchor-type="paragraph" draw:z-index="1" draw:name="Shape2" draw:style-name="gr2" draw:text-style-name="P12" svg:width="0.5862in" svg:height="0.7441in" draw:transform="rotate (1.24913214565234) translate (2.36980552337082in 0.52049762634817in)" svg:viewBox="0 0 1490 1891" svg:d="M142 1874c285 45 569-7 845-58 333-62 521-455 502-753-17-275 58-564-159-812-228-262-549-215-836-251l-268 33-226 159 17 218"><text:p/></draw:path></text:p>
      <text:p text:style-name="P1"><draw:custom-shape text:anchor-type="paragraph" draw:z-index="0" draw:name="Shape1" draw:style-name="gr1" draw:text-style-name="P13" svg:width="0.7087in" svg:height="0.7189in" svg:x="2.4in" svg:y="0.3008in"><text:p text:style-name="P12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line text:anchor-type="paragraph" draw:z-index="2" draw:name="Shape3" draw:style-name="gr2" draw:text-style-name="P12" svg:width="0.1209in" svg:height="0.1874in" draw:transform="rotate (-0.982794901798007) translate (2.51458333333333in 0.269444444444445in)" svg:viewBox="0 0 308 477" draw:points="0,0 308,15 279,345 191,477"><text:p/></draw:polyline><draw:path text:anchor-type="paragraph" draw:z-index="3" draw:name="Shape4" draw:style-name="gr2" draw:text-style-name="P12" svg:width="0.985in" svg:height="0.7752in" draw:transform="rotate (-0.21868975527489) translate (2.29801371656712in 0.740917258486881in)" svg:viewBox="0 0 2503 1970" svg:d="M1815 23c292-104 537 163 643 454 140 382-73 598-241 866-162 260-386 449-689 560-279 102-574 66-860 29-410-54-436-399-529-669-91-265-290-600 61-827l158-143"><text:p/></draw:path><draw:polyline text:anchor-type="paragraph" draw:z-index="4" draw:name="Shape5" draw:style-name="gr2" draw:text-style-name="P12" svg:width="0.1205in" svg:height="0.1362in" draw:transform="rotate (-0.21868975527489) translate (2.34840738812515in 0.829736414857877in)" svg:viewBox="0 0 307 347" draw:points="0,6 270,0 307,290 293,347"><text:p/></draw:polyline>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 text:c="59"/>s / is</text:p>
      <text:p text:style-name="P1"/>
      <text:p text:style-name="P1">2,</text:p>
      <text:p text:style-name="P1">Kiss → Kiisis</text:p>
      <text:p text:style-name="P1"/>
      <text:p text:style-name="P1">If we only want to rewrite one s, the last s in Kiss for example, we can do the following:</text:p>
      <text:p text:style-name="P2"><text:s text:c="10"/></text:p>
      <text:p text:style-name="P2"><text:s text:c="64"/>? / ? <text:s text:c="12"/></text:p>
      <text:p text:style-name="P1"><draw:path text:anchor-type="paragraph" draw:z-index="6" draw:name="Shape2" draw:style-name="gr2" draw:text-style-name="P12" svg:width="0.5862in" svg:height="0.7441in" draw:transform="rotate (1.24913214565234) translate (2.35938885670415in 0.64549762634817in)" svg:viewBox="0 0 1490 1891" svg:d="M142 1874c285 45 569-7 845-58 333-62 521-455 502-753-17-275 58-564-159-812-228-262-549-215-836-251l-268 33-226 159 17 218"><text:p/></draw:path> <text:s text:c="22"/></text:p>
      <text:p text:style-name="P1"/>
      <text:p text:style-name="P2"><draw:custom-shape text:anchor-type="paragraph" draw:z-index="5" draw:name="Shape1" draw:style-name="gr1" draw:text-style-name="P13" svg:width="0.7087in" svg:height="0.7189in" svg:x="2.4in" svg:y="0.3008in"><text:p text:style-name="P12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line text:anchor-type="paragraph" draw:z-index="7" draw:name="Shape3" draw:style-name="gr2" draw:text-style-name="P12" svg:width="0.1209in" svg:height="0.1874in" draw:transform="rotate (-0.982794901798007) translate (2.51458333333333in 0.221527777777778in)" svg:viewBox="0 0 308 477" draw:points="0,0 308,15 279,345 191,477"><text:p/></draw:polyline><draw:path text:anchor-type="paragraph" draw:z-index="8" draw:name="Shape4" draw:style-name="gr2" draw:text-style-name="P12" svg:width="0.985in" svg:height="0.7752in" draw:transform="rotate (-0.21868975527489) translate (2.35634704990045in 0.746472814042435in)" svg:viewBox="0 0 2503 1970" svg:d="M1815 23c292-104 537 163 643 454 140 382-73 598-241 866-162 260-386 449-689 560-279 102-574 66-860 29-410-54-436-399-529-669-91-265-290-600 61-827l158-143"><text:p/></draw:path><draw:polyline text:anchor-type="paragraph" draw:z-index="9" draw:name="Shape5" draw:style-name="gr2" draw:text-style-name="P12" svg:width="0.1205in" svg:height="0.1362in" draw:transform="rotate (-0.21868975527489) translate (2.34840738812515in 0.829736414857878in)" svg:viewBox="0 0 307 347" draw:points="0,6 270,0 307,290 293,347"><text:p/></draw:polyline> <text:s text:c="6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16"/></text:p>
      <text:p text:style-name="P2"><text:s text:c="59"/>s? / is?</text:p>
      <text:p text:style-name="P2"/>
      <text:p text:style-name="P3">3,</text:p>
      <text:p text:style-name="P3">a) b) d)</text:p>
      <text:p text:style-name="P3"/>
      <text:p text:style-name="P3">4,</text:p>
      <text:p text:style-name="P5">a) working: </text:p>
      <text:p text:style-name="P5"><text:tab/> <text:s text:c="7"/>a → b / c _; <text:s text:c="21"/><text:span text:style-name="T1">a &lt;=&gt; d / c _;</text:span></text:p>
      <text:p text:style-name="P4"><text:tab/> <text:s text:c="7"/>b → d / c _; <text:s text:c="21"/></text:p>
      <text:p text:style-name="P4"/>
      <text:p text:style-name="P4"><text:s text:c="19"/><text:span text:style-name="T2">caca <text:s/>→ cdcd <text:s text:c="20"/>caca → cdcd</text:span></text:p>
      <text:p text:style-name="P4"/>
      <text:p text:style-name="P6">b) not working: </text:p>
      <text:p text:style-name="P6"><text:tab/><text:tab/>%<text:span text:style-name="T3">{q%} : p &lt;=&gt; <text:s/>_ [u, r, l];</text:span></text:p>
      <text:p text:style-name="P6"><text:tab/><text:tab/>%<text:span text:style-name="T4">{q%} : k &lt;=&gt; <text:s/>_ u;</text:span></text:p>
      <text:p text:style-name="P6"/>
      <text:p text:style-name="P7">c) <text:span text:style-name="T5">not working:</text:span></text:p>
      <text:p text:style-name="P11"><text:soft-page-break/><text:s text:c="19"/><text:span text:style-name="T8">a → b / c _ <text:s/>!= <text:s/>[vows] → [cons] / c _</text:span></text:p>
      <text:p text:style-name="P7"/>
      <text:p text:style-name="P8">d) working:</text:p>
      <text:p text:style-name="P8"><text:tab/> <text:s text:c="5"/><text:span text:style-name="T2">%{q%} : p &lt;=&gt; Vowls : [Cons] </text:span>+ _<text:span text:style-name="T2">;</text:span></text:p>
      <text:p text:style-name="P8"><text:span text:style-name="T6"><text:s text:c="14"/>except</text:span></text:p>
      <text:p text:style-name="P8"><text:s text:c="44"/><text:span text:style-name="T6">u : _ l;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4:15:24.074038238</meta:creation-date>
    <meta:editing-duration>PT2H15M12S</meta:editing-duration>
    <meta:editing-cycles>4</meta:editing-cycles>
    <meta:generator>LibreOffice/5.2.7.2$Linux_X86_64 LibreOffice_project/20m0$Build-2</meta:generator>
    <dc:date>2018-11-20T00:18:44.501180046</dc:date>
    <meta:document-statistic meta:table-count="0" meta:image-count="0" meta:object-count="0" meta:page-count="2" meta:paragraph-count="28" meta:word-count="119" meta:character-count="959" meta:non-whitespace-character-count="296"/>
  </office:meta>
</office:document-meta>
</file>